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13cm"/>
    </style:style>
    <style:style style:name="gr4" style:family="graphic" style:parent-style-name="standard">
      <style:graphic-properties draw:stroke="none" svg:stroke-color="#000000" draw:fill="none" draw:fill-color="#ffffff" fo:min-height="1.31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3" draw:id="id3" draw:layer="layout" svg:width="4.513cm" svg:height="2.2cm" svg:x="12.298cm" svg:y="3cm">
          <text:p text:style-name="P1">We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4.513cm" svg:height="2.2cm" svg:x="23.187cm" svg:y="4.4cm">
          <text:p text:style-name="P1">Weinty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513cm" svg:height="2.2cm" svg:x="1.587cm" svg:y="4.4cm">
          <text:p text:style-name="P1">Rebsor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4.513cm" svg:height="2.2cm" svg:x="1.587cm" svg:y="1.8cm">
          <text:p text:style-name="P1">Win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4.513cm" svg:height="2.2cm" svg:x="23.187cm" svg:y="1.9cm">
          <text:p text:style-name="P1">Weinsor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513cm" svg:height="2.2cm" svg:x="12.298cm" svg:y="8cm">
          <text:p text:style-name="P1">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4.513cm" svg:height="2.2cm" svg:x="12.298cm" svg:y="12.8cm">
          <text:p text:style-name="P1">Reg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5" draw:id="id15" draw:layer="layout" svg:width="4.513cm" svg:height="2.2cm" svg:x="12.298cm" svg:y="17.4cm">
          <text:p text:style-name="P1">La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1cm" svg:y1="2.9cm" svg:x2="6.971cm" svg:y2="2.9cm" draw:start-shape="id1" draw:start-glue-point="1" draw:end-shape="id2" draw:end-glue-point="5" svg:d="m6100 2900h871">
          <text:p/>
        </draw:connector>
        <draw:connector draw:style-name="gr2" draw:text-style-name="P1" draw:layer="layout" draw:line-skew="0.001cm" svg:x1="10.7cm" svg:y1="2.9cm" svg:x2="12.298cm" svg:y2="4.1cm" draw:start-shape="id2" draw:start-glue-point="7" draw:end-shape="id3" svg:d="m10700 2900h800v1200h798">
          <text:p/>
        </draw:connector>
        <draw:connector draw:style-name="gr2" draw:text-style-name="P1" draw:layer="layout" draw:line-skew="-0.063cm" svg:x1="10.8cm" svg:y1="5.5cm" svg:x2="12.298cm" svg:y2="4.1cm" draw:start-shape="id4" draw:start-glue-point="7" draw:end-shape="id3" svg:d="m10800 5500h686v-1400h812">
          <text:p/>
        </draw:connector>
        <draw:connector draw:style-name="gr2" draw:text-style-name="P1" draw:layer="layout" svg:x1="7.071cm" svg:y1="5.5cm" svg:x2="6.1cm" svg:y2="5.5cm" draw:start-shape="id4" draw:start-glue-point="5" draw:end-shape="id5" svg:d="m7071 5500h-971">
          <text:p/>
        </draw:connector>
        <draw:connector draw:style-name="gr2" draw:text-style-name="P1" draw:layer="layout" svg:x1="16.811cm" svg:y1="4.1cm" svg:x2="18.3cm" svg:y2="3cm" draw:start-shape="id3" draw:start-glue-point="1" draw:end-shape="id6" draw:end-glue-point="5" svg:d="m16811 4100h744v-1100h745">
          <text:p/>
        </draw:connector>
        <draw:connector draw:style-name="gr2" draw:text-style-name="P1" draw:layer="layout" svg:x1="22.029cm" svg:y1="3cm" svg:x2="23.187cm" svg:y2="3cm" draw:start-shape="id6" draw:start-glue-point="7" draw:end-shape="id7" draw:end-glue-point="3" svg:d="m22029 3000h1158">
          <text:p/>
        </draw:connector>
        <draw:connector draw:style-name="gr2" draw:text-style-name="P1" draw:layer="layout" svg:x1="16.811cm" svg:y1="4.1cm" svg:x2="18.3cm" svg:y2="5.5cm" draw:start-shape="id3" draw:start-glue-point="1" draw:end-shape="id8" draw:end-glue-point="5" svg:d="m16811 4100h744v1400h745">
          <text:p/>
        </draw:connector>
        <draw:connector draw:style-name="gr2" draw:text-style-name="P1" draw:layer="layout" svg:x1="22.029cm" svg:y1="5.5cm" svg:x2="23.187cm" svg:y2="5.5cm" draw:start-shape="id8" draw:start-glue-point="7" draw:end-shape="id9" draw:end-glue-point="3" svg:d="m22029 5500h1158">
          <text:p/>
        </draw:connector>
        <draw:connector draw:style-name="gr2" draw:text-style-name="P1" draw:layer="layout" svg:x1="14.554cm" svg:y1="5.2cm" svg:x2="14.555cm" svg:y2="7.4cm" draw:start-shape="id3" draw:start-glue-point="2" svg:d="m14554 5200v1351h1v849">
          <text:p/>
        </draw:connector>
        <draw:connector draw:style-name="gr2" draw:text-style-name="P1" draw:layer="layout" svg:x1="14.555cm" svg:y1="7.3cm" svg:x2="14.554cm" svg:y2="8cm" draw:start-shape="id10" draw:start-glue-point="6" draw:end-shape="id11" draw:end-glue-point="0" svg:d="m14555 7300v351h-1v349">
          <text:p/>
        </draw:connector>
        <draw:connector draw:style-name="gr2" draw:text-style-name="P1" draw:layer="layout" svg:x1="14.554cm" svg:y1="10.2cm" svg:x2="14.555cm" svg:y2="10.8cm" draw:start-shape="id11" draw:start-glue-point="2" draw:end-shape="id12" draw:end-glue-point="4" svg:d="m14554 10200v300h1v300">
          <text:p/>
        </draw:connector>
        <draw:connector draw:style-name="gr2" draw:text-style-name="P1" draw:layer="layout" svg:x1="14.555cm" svg:y1="12.2cm" svg:x2="14.554cm" svg:y2="12.8cm" draw:start-shape="id12" draw:start-glue-point="6" draw:end-shape="id13" draw:end-glue-point="0" svg:d="m14555 12200v301h-1v299">
          <text:p/>
        </draw:connector>
        <draw:connector draw:style-name="gr2" draw:text-style-name="P1" draw:layer="layout" svg:x1="14.554cm" svg:y1="15cm" svg:x2="14.555cm" svg:y2="15.4cm" draw:start-shape="id13" draw:start-glue-point="2" draw:end-shape="id14" draw:end-glue-point="4" svg:d="m14554 15000v200h1v200">
          <text:p/>
        </draw:connector>
        <draw:connector draw:style-name="gr2" draw:text-style-name="P1" draw:layer="layout" svg:x1="14.555cm" svg:y1="16.8cm" svg:x2="14.554cm" svg:y2="17.4cm" draw:start-shape="id14" draw:start-glue-point="6" draw:end-shape="id15" draw:end-glue-point="0" svg:d="m14555 16800v301h-1v299">
          <text:p/>
        </draw:connector>
        <draw:custom-shape draw:style-name="gr1" draw:text-style-name="P2" xml:id="id14" draw:id="id14" draw:layer="layout" svg:width="3.728cm" svg:height="1.4cm" svg:x="12.691cm" svg:y="15.4cm">
          <text:p text:style-name="P1"><text:span text:style-name="T1">ist 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" draw:id="id12" draw:layer="layout" svg:width="3.728cm" svg:height="1.4cm" svg:x="12.691cm" svg:y="10.8cm">
          <text:p text:style-name="P1"><text:span text:style-name="T1">ist 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" draw:id="id10" draw:layer="layout" svg:width="3.728cm" svg:height="1.4cm" svg:x="12.691cm" svg:y="5.9cm">
          <text:p text:style-name="P1"><text:span text:style-name="T1">kommt au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3.729cm" svg:height="1.4cm" svg:x="18.3cm" svg:y="4.8cm">
          <text:p text:style-name="P1"><text:span text:style-name="T1">h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729cm" svg:height="1.4cm" svg:x="7.071cm" svg:y="4.8cm">
          <text:p text:style-name="P1"><text:span text:style-name="T1">ist enthalten 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729cm" svg:height="1.4cm" svg:x="6.971cm" svg:y="2.2cm">
          <text:p text:style-name="P1"><text:span text:style-name="T1">erstell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3.729cm" svg:height="1.4cm" svg:x="18.3cm" svg:y="2.3cm">
          <text:p text:style-name="P1"><text:span text:style-name="T1">i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8cm" svg:height="0.963cm" svg:x="6cm" svg:y="2.1cm">
          <draw:text-box>
            <text:p>1</text:p>
          </draw:text-box>
        </draw:frame>
        <draw:frame draw:style-name="gr3" draw:layer="layout" svg:width="0.6cm" svg:height="0.963cm" svg:x="22.6cm" svg:y="2.037cm">
          <draw:text-box>
            <text:p>1</text:p>
          </draw:text-box>
        </draw:frame>
        <draw:frame draw:style-name="gr3" draw:layer="layout" svg:width="0.6cm" svg:height="0.963cm" svg:x="14.5cm" svg:y="12.037cm">
          <draw:text-box>
            <text:p>1</text:p>
          </draw:text-box>
        </draw:frame>
        <draw:frame draw:style-name="gr3" draw:layer="layout" svg:width="0.6cm" svg:height="0.963cm" svg:x="14.5cm" svg:y="7.2cm">
          <draw:text-box>
            <text:p>1</text:p>
          </draw:text-box>
        </draw:frame>
        <draw:frame draw:style-name="gr4" draw:layer="layout" svg:width="0.6cm" svg:height="1.563cm" svg:x="14.7cm" svg:y="16.6cm">
          <draw:text-box>
            <text:p>1</text:p>
          </draw:text-box>
        </draw:frame>
        <draw:frame draw:style-name="gr3" draw:layer="layout" svg:width="0.5cm" svg:height="0.963cm" svg:x="22.6cm" svg:y="4.637cm">
          <draw:text-box>
            <text:p>1</text:p>
          </draw:text-box>
        </draw:frame>
        <draw:frame draw:style-name="gr5" draw:layer="layout" svg:width="0.9cm" svg:height="1cm" svg:x="11.5cm" svg:y="4.1cm">
          <draw:text-box>
            <text:p>m</text:p>
          </draw:text-box>
        </draw:frame>
        <draw:frame draw:style-name="gr5" draw:layer="layout" svg:width="0.9cm" svg:height="1cm" svg:x="11.5cm" svg:y="3.2cm">
          <draw:text-box>
            <text:p>n</text:p>
          </draw:text-box>
        </draw:frame>
        <draw:frame draw:style-name="gr5" draw:layer="layout" svg:width="0.9cm" svg:height="1cm" svg:x="14.5cm" svg:y="5cm">
          <draw:text-box>
            <text:p>n</text:p>
          </draw:text-box>
        </draw:frame>
        <draw:frame draw:style-name="gr5" draw:layer="layout" svg:width="0.9cm" svg:height="1cm" svg:x="14.5cm" svg:y="10cm">
          <draw:text-box>
            <text:p>n</text:p>
          </draw:text-box>
        </draw:frame>
        <draw:frame draw:style-name="gr5" draw:layer="layout" svg:width="0.9cm" svg:height="1cm" svg:x="14.8cm" svg:y="14.8cm">
          <draw:text-box>
            <text:p>n</text:p>
          </draw:text-box>
        </draw:frame>
        <draw:frame draw:style-name="gr5" draw:layer="layout" svg:width="0.9cm" svg:height="1cm" svg:x="16.7cm" svg:y="4.1cm">
          <draw:text-box>
            <text:p>n</text:p>
          </draw:text-box>
        </draw:frame>
        <draw:frame draw:style-name="gr5" draw:layer="layout" svg:width="0.9cm" svg:height="1cm" svg:x="6cm" svg:y="4.7cm">
          <draw:text-box>
            <text:p>n</text:p>
          </draw:text-box>
        </draw:frame>
        <draw:frame draw:style-name="gr5" draw:layer="layout" svg:width="0.9cm" svg:height="1cm" svg:x="16.7cm" svg:y="3.2cm">
          <draw:text-box>
            <text:p>n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3:28:54.82</meta:creation-date>
    <dc:date>2014-02-25T08:38:28.41</dc:date>
    <meta:editing-duration>PT17M11S</meta:editing-duration>
    <meta:editing-cycles>6</meta:editing-cycles>
    <meta:generator>LibreOffice/3.4$Win32 LibreOffice_project/340m1$Build-402</meta:generator>
    <meta:document-statistic meta:object-count="43"/>
  </office:meta>
</office:document-meta>
</file>